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Whitney" svg:font-family="Whitney, 'Helvetica Neue', Helvetica, Arial, 'Lucida Grande', sans-serif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2"/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Times New Roman"/>
    </style:style>
    <style:style style:name="P5" style:family="paragraph" style:parent-style-name="List_20_Paragraph" style:list-style-name="L1">
      <style:paragraph-properties fo:margin-left="1.249cm" fo:margin-right="0cm" fo:text-indent="0cm" style:auto-text-indent="false"/>
    </style:style>
    <style:style style:name="P6" style:family="paragraph" style:parent-style-name="List_20_Paragraph">
      <style:paragraph-properties fo:margin-left="1.249cm" fo:margin-right="0cm" fo:text-indent="0cm" style:auto-text-indent="false"/>
      <style:text-properties style:font-name="Times New Roman"/>
    </style:style>
    <style:style style:name="P7" style:family="paragraph" style:parent-style-name="List_20_Paragraph" style:list-style-name="L1">
      <style:paragraph-properties fo:margin-left="1.249cm" fo:margin-right="0cm" fo:text-indent="0cm" style:auto-text-indent="false"/>
      <style:text-properties style:font-name="Times New Roman"/>
    </style:style>
    <style:style style:name="T1" style:family="text">
      <style:text-properties fo:font-variant="normal" fo:text-transform="none" fo:font-size="11.25pt" fo:letter-spacing="normal" fo:font-style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s</text:p>
      <text:p text:style-name="Standard">25.10</text:p>
      <text:p text:style-name="Standard">Auf den 26.10 nach der Vorlesung verlegt</text:p>
      <text:p text:style-name="Standard">Teilnehmer: Chritian Dell, Andreas Pantel, Adrian Fahrbach, Christian Schmid</text:p>
      <text:p text:style-name="Standard"/>
      <text:p text:style-name="Standard">Alexandra Schöllhammer hat nach vorheriger Absprache nicht teilgenommen aber ihre Informationen abgegeben. </text:p>
      <text:p text:style-name="Standard">Was wurde besprochen</text:p>
      <text:list xml:id="list4700789059934613250" text:style-name="WWNum2">
        <text:list-item>
          <text:p text:style-name="P2">Arbeitsfläche wird nicht weiter detailliert </text:p>
        </text:list-item>
        <text:list-item>
          <text:p text:style-name="P2">An der hinteren Geraden der Arbeitsfläche rotes Holz sowie Metalldrachen entlangschlängeln lassen</text:p>
        </text:list-item>
        <text:list-item>
          <text:p text:style-name="P2">Kühlschränke / Schränke für Lebensmittel werden mit Symbolen zur Identifizierung versehen</text:p>
        </text:list-item>
        <text:list-item>
          <text:p text:style-name="P2">Sound für 1. Level ähnlich wie Wow Pandaria Sound</text:p>
          <text:list>
            <text:list-item>
              <text:list>
                <text:list-item>
                  <text:p text:style-name="P2">Andi den Link für Referenz schicken!</text:p>
                </text:list-item>
              </text:list>
            </text:list-item>
          </text:list>
        </text:list-item>
        <text:list-item>
          <text:p text:style-name="P2">Normalmap für Texturen anfertigen ( Adrian )</text:p>
        </text:list-item>
        <text:list-item>
          <text:p text:style-name="P2">Git Hub wird bis morgen ( 27.10 ) eingerichtet</text:p>
          <text:list>
            <text:list-item>
              <text:p text:style-name="P2">Cheet Sheet an die Gruppe senden</text:p>
            </text:list-item>
            <text:list-item>
              <text:p text:style-name="P2">Hinweis zur Anmeldung sowie Desktop Version gegeben</text:p>
              <text:list>
                <text:list-item>
                  <text:p text:style-name="P2">Anweisung zum herunterladen</text:p>
                  <text:list>
                    <text:list-item>
                      <text:p text:style-name="P2">Wenn diese nicht richtig funktioniert folg eine Einweisung in CMD-Befeh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Für Repository</text:p>
          <text:list>
            <text:list-item>
              <text:p text:style-name="P2">Ordnerstruktur anlegen</text:p>
            </text:list-item>
            <text:list-item>
              <text:p text:style-name="P2">Extra Ordner für Chris anlegen</text:p>
              <text:list>
                <text:list-item>
                  <text:p text:style-name="P2">Beinhaltet alle Abgaben der Artists</text:p>
                </text:list-item>
                <text:list-item>
                  <text:p text:style-name="P2">Chris sortiert diese in die vorgesehenen Verzeichnisse wenn die Aufgaben vollständig und überprüft sind</text:p>
                </text:list-item>
              </text:list>
            </text:list-item>
          </text:list>
        </text:list-item>
        <text:list-item>
          <text:p text:style-name="P2">Agantty- Hierarchie wird beibehalten</text:p>
          <text:list>
            <text:list-item>
              <text:p text:style-name="P2">Chris hakt die Aufgaben nach der Überprüfung ab, sofern sie korrekt sind</text:p>
            </text:list-item>
          </text:list>
        </text:list-item>
        <text:list-item>
          <text:p text:style-name="P2"><text:s/>Farbstil der Objekte:</text:p>
          <text:list>
            <text:list-item>
              <text:p text:style-name="P2">Fate</text:p>
            </text:list-item>
            <text:list-item>
              <text:p text:style-name="P2">Glanzpunkte höchstes bei metallenen Objekten wie dem Waschbecken</text:p>
            </text:list-item>
          </text:list>
        </text:list-item>
        <text:list-item>
          <text:p text:style-name="P2">Bodentextur</text:p>
          <text:list>
            <text:list-item>
              <text:p text:style-name="P2">Sehr einfach aber detailliert genug, um es als Holz zu erkennen.</text:p>
            </text:list-item>
          </text:list>
        </text:list-item>
        <text:list-item>
          <text:p text:style-name="P2"><text:soft-page-break/>Arbeitsflächentextur</text:p>
          <text:list>
            <text:list-item>
              <text:p text:style-name="P2">Maragonieholz</text:p>
            </text:list-item>
            <text:list-item>
              <text:p text:style-name="P2">Hinterer Rand wird rot gefärbt</text:p>
            </text:list-item>
            <text:list-item>
              <text:p text:style-name="P2">An den Start / Endflächen werden die seitlichen Ränder ebenfalls rot um ein Ende zu symbolisieren</text:p>
            </text:list-item>
          </text:list>
        </text:list-item>
        <text:list-item>
          <text:p text:style-name="P2">Highpoly von Charakteren nur wenn benötigt</text:p>
          <text:list>
            <text:list-item>
              <text:p text:style-name="P2">Möglichkeit Gesichtsmerkmale zu erstellen für Lowpoly-Models?</text:p>
            </text:list-item>
          </text:list>
        </text:list-item>
        <text:list-item>
          <text:p text:style-name="P2">Andreas fügt eine Eckversion für die Küchentheke hinzu</text:p>
        </text:list-item>
      </text:list>
      <text:p text:style-name="List_20_Paragraph"/>
      <text:p text:style-name="P3">08.11.2016</text:p>
      <text:p text:style-name="P3">Termin: 17:00Uhr</text:p>
      <text:p text:style-name="P3">Beginn: 17:15</text:p>
      <text:p text:style-name="P3">Teilnehmer: Alex, Chris, Adrian nach 5min, Chris nach 15min Anwesend. Andreas nach 20min anwesend.</text:p>
      <text:p text:style-name="P3"><text:tab/>Grund: Chris: Dad hatte Probs mit dem PC, kein FB auf dem Haandy</text:p>
      <text:p text:style-name="P3"><text:tab/><text:tab/>Andreas: Musste beim Einkauf wegbringen helfen.</text:p>
      <text:p text:style-name="P3">Stand:</text:p>
      <text:list xml:id="list5110560281413975970" text:style-name="L1">
        <text:list-item>
          <text:p text:style-name="P5">Alex </text:p>
          <text:list>
            <text:list-item>
              <text:list>
                <text:list-item>
                  <text:list>
                    <text:list-item>
                      <text:p text:style-name="P5">Modelle in cm Skaliert, müssen noch in m skaliert werden, ebenso wie Andis</text:p>
                    </text:list-item>
                    <text:list-item>
                      <text:p text:style-name="P5">Beginnt mit Rigging und Animation</text:p>
                    </text:list-item>
                    <text:list-item>
                      <text:p text:style-name="P5">Gleiches Modell für den Kunden und zum Highpoly verändern</text:p>
                    </text:list-item>
                    <text:list-item>
                      <text:p text:style-name="P5">UVS fehlen noch</text:p>
                    </text:list-item>
                  </text:list>
                </text:list-item>
                <text:list-item>
                  <text:p text:style-name="P5">Positionierung von Modells in Maya beachten </text:p>
                </text:list-item>
                <text:list-item>
                  <text:p text:style-name="P5">Adi:</text:p>
                  <text:list>
                    <text:list-item>
                      <text:p text:style-name="P5">Texturen sind zu groß (2048 x 2048 )</text:p>
                    </text:list-item>
                    <text:list-item>
                      <text:p text:style-name="P5">Normalmaps müssen besser gebaked werden</text:p>
                      <text:list>
                        <text:list-item>
                          <text:p text:style-name="P5">Keine Normalmaps für die kleinen Sachen ?</text:p>
                        </text:list-item>
                      </text:list>
                    </text:list-item>
                    <text:list-item>
                      <text:p text:style-name="P7"><text:span text:style-name="T1">Mehr mit soften edge und harden edge an den kanten arbeiten</text:span> </text:p>
                    </text:list-item>
                    <text:list-item>
                      <text:p text:style-name="P7">Schöne UVS</text:p>
                    </text:list-item>
                  </text:list>
                </text:list-item>
                <text:list-item>
                  <text:p text:style-name="P7">Andi</text:p>
                  <text:list>
                    <text:list-item>
                      <text:p text:style-name="P7">hat die falschen Models ochgeladen von den Schränken.</text:p>
                    </text:list-item>
                    <text:list-item>
                      <text:p text:style-name="P7">Will die aktuellen noch hochladen</text:p>
                    </text:list-item>
                    <text:list-item>
                      <text:p text:style-name="P7">UVS müssen größer gemacht werden</text:p>
                    </text:list-item>
                    <text:list-item>
                      <text:p text:style-name="P7"><text:soft-page-break/>übertragt die richtigen Sachen sowie Kundentheke und Aufbewahrungskiste bis zum 09.11 abends in Git Hub ein 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4">ÄNDERUNGEN</text:p>
      <text:p text:style-name="P4">- <text:s/>Nach dem Meeting Dienstags, nachdem Chris die anstehenden Sachen kontrolliert hat, haben die Artists 2-3Zeit ihr Zeug nachzubearbeiten woraufhin ChrisD es erneut konrolliert und anschließend in die Entsprechenden Ordn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OpenSymbol" svg:font-family="OpenSymbol"/>
    <style:font-face style:name="Whitney" svg:font-family="Whitney, 'Helvetica Neue', Helvetica, Arial, 'Lucida Grande', sans-serif"/>
    <style:font-face style:name="Arial2" svg:font-family="Arial" style:font-family-generic="swiss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de" fo:country="DE" style:letter-kerning="true" style:font-name-asian="SimSun" style:font-size-asian="11pt" style:language-asian="en" style:country-asian="US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complex="Times New Roman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Schmid</meta:initial-creator>
    <meta:editing-cycles>8</meta:editing-cycles>
    <meta:creation-date>2016-10-25T11:13:00</meta:creation-date>
    <dc:date>2016-11-08T18:06:31.27</dc:date>
    <meta:editing-duration>PT48M31S</meta:editing-duration>
    <meta:generator>OpenOffice/4.1.1$Win32 OpenOffice.org_project/411m6$Build-9775</meta:generator>
    <meta:document-statistic meta:table-count="0" meta:image-count="0" meta:object-count="0" meta:page-count="3" meta:paragraph-count="62" meta:word-count="452" meta:character-count="282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